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e83a" officeooo:paragraph-rsid="000de83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25596" officeooo:paragraph-rsid="00125596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119ee0" officeooo:paragraph-rsid="000de83a" style:font-size-asian="14pt" style:font-size-complex="14pt"/>
    </style:style>
    <style:style style:name="P4" style:family="paragraph" style:parent-style-name="Standard">
      <style:text-properties fo:font-size="14pt" officeooo:rsid="0015e02c" officeooo:paragraph-rsid="0015e02c" style:font-size-asian="14pt" style:font-size-complex="14pt"/>
    </style:style>
    <style:style style:name="P5" style:family="paragraph" style:parent-style-name="Standard" style:list-style-name="L2">
      <style:text-properties fo:font-size="14pt" officeooo:rsid="0015e02c" officeooo:paragraph-rsid="0018d7db" style:font-size-asian="14pt" style:font-size-complex="14pt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25596" officeooo:paragraph-rsid="0012559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de83a" officeooo:paragraph-rsid="000de83a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8d7db"/>
    </style:style>
    <style:style style:name="P9" style:family="paragraph" style:parent-style-name="Standard">
      <style:text-properties fo:color="#663333" fo:font-size="14pt" style:text-underline-style="none" fo:font-weight="bold" officeooo:rsid="0018d7db" officeooo:paragraph-rsid="0018d7db" style:font-size-asian="12.25pt" style:font-weight-asian="bold" style:font-size-complex="14pt" style:font-weight-complex="bold"/>
    </style:style>
    <style:style style:name="T1" style:family="text">
      <style:text-properties officeooo:rsid="00125596"/>
    </style:style>
    <style:style style:name="T2" style:family="text">
      <style:text-properties fo:font-weight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 fo:font-size="14pt" style:text-underline-style="none" fo:font-weight="bold" officeooo:rsid="0018d7db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109"/><text:span text:style-name="T1">M.kalaivani</text:span></text:p>
      <text:p text:style-name="P1"><text:s text:c="110"/><text:span text:style-name="T1">21.02.2017</text:span></text:p>
      <text:p text:style-name="P6">Designing team:</text:p>
      <text:p text:style-name="P7"/>
      <text:p text:style-name="P9">Analyse about </text:p>
      <text:list xml:id="list7577144100625789062" text:style-name="L1">
        <text:list-item>
          <text:p text:style-name="P8"><text:span text:style-name="T4">Joomla</text:span></text:p>
        </text:list-item>
        <text:list-item>
          <text:p text:style-name="P8"><text:span text:style-name="T4">Template designs for joomla</text:span></text:p>
        </text:list-item>
      </text:list>
      <text:p text:style-name="P7"/>
      <text:p text:style-name="P7"/>
      <text:p text:style-name="P1"/>
      <text:p text:style-name="P2">Reference by:</text:p>
      <text:p text:style-name="P3"/>
      <text:list xml:id="list5970645314796575944" text:style-name="L2">
        <text:list-item>
          <text:p text:style-name="P5"><text:a xlink:type="simple" xlink:href="http://www.joomla.com/" text:style-name="Internet_20_link" text:visited-style-name="Visited_20_Internet_20_Link"><text:span text:style-name="T3">http://www.joomla.com</text:span></text:a></text:p>
        </text:list-item>
        <text:list-item>
          <text:p text:style-name="P5"><text:a xlink:type="simple" xlink:href="http://www.getbootsrap.com/" text:style-name="Internet_20_link" text:visited-style-name="Visited_20_Internet_20_Link"><text:span text:style-name="T3">www.getbootsrap.com</text:span></text:a></text:p>
        </text:list-item>
        <text:list-item>
          <text:p text:style-name="P5"><text:a xlink:type="simple" xlink:href="http://www.wpbeginner.com/" text:style-name="Internet_20_link" text:visited-style-name="Visited_20_Internet_20_Link"><text:span text:style-name="T3">www.wpbeginner.com</text:span></text:a></text:p>
        </text:list-item>
        <text:list-item>
          <text:p text:style-name="P5"><text:a xlink:type="simple" xlink:href="http://www.joomlaperfect.com/" text:style-name="Internet_20_link" text:visited-style-name="Visited_20_Internet_20_Link"><text:span text:style-name="T3">www.joomlaperfect.com</text:span></text:a></text:p>
        </text:list-item>
        <text:list-item>
          <text:p text:style-name="P5"><text:a xlink:type="simple" xlink:href="https://theme.com/free-one-page-joomla-templates" text:style-name="Internet_20_link" text:visited-style-name="Visited_20_Internet_20_Link"><text:span text:style-name="T3">https://theme.com/free-one-page-joomla-templates</text:span></text:a></text:p>
        </text:list-item>
        <text:list-item>
          <text:p text:style-name="P5"><text:a xlink:type="simple" xlink:href="https://websitesetup.org/cms-comparison-wordpress-vs-joomla-drupal/" text:style-name="Internet_20_link" text:visited-style-name="Visited_20_Internet_20_Link"><text:span text:style-name="Citation">https://websitesetup.org/cms-comparison-</text:span></text:a><text:a xlink:type="simple" xlink:href="https://websitesetup.org/cms-comparison-wordpress-vs-joomla-drupal/" text:style-name="Internet_20_link" text:visited-style-name="Visited_20_Internet_20_Link"><text:span text:style-name="Citation"><text:span text:style-name="T2">wordpress</text:span></text:span></text:a><text:a xlink:type="simple" xlink:href="https://websitesetup.org/cms-comparison-wordpress-vs-joomla-drupal/" text:style-name="Internet_20_link" text:visited-style-name="Visited_20_Internet_20_Link"><text:span text:style-name="Citation">-</text:span></text:a><text:a xlink:type="simple" xlink:href="https://websitesetup.org/cms-comparison-wordpress-vs-joomla-drupal/" text:style-name="Internet_20_link" text:visited-style-name="Visited_20_Internet_20_Link"><text:span text:style-name="Citation"><text:span text:style-name="T2">vs</text:span></text:span></text:a><text:a xlink:type="simple" xlink:href="https://websitesetup.org/cms-comparison-wordpress-vs-joomla-drupal/" text:style-name="Internet_20_link" text:visited-style-name="Visited_20_Internet_20_Link"><text:span text:style-name="Citation">-</text:span></text:a><text:a xlink:type="simple" xlink:href="https://websitesetup.org/cms-comparison-wordpress-vs-joomla-drupal/" text:style-name="Internet_20_link" text:visited-style-name="Visited_20_Internet_20_Link"><text:span text:style-name="Citation"><text:span text:style-name="T2">joomla</text:span></text:span></text:a><text:a xlink:type="simple" xlink:href="https://websitesetup.org/cms-comparison-wordpress-vs-joomla-drupal/" text:style-name="Internet_20_link" text:visited-style-name="Visited_20_Internet_20_Link"><text:span text:style-name="Citation">-drupal/</text:span></text:a></text:p>
        </text:list-item>
      </text:list>
      <text:p text:style-name="P4"><text:span text:style-name="Citation"/></text:p>
      <text:p text:style-name="P4"><text:span text:style-name="Citation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01:52.970480245</meta:creation-date>
    <dc:date>2017-02-21T17:24:34.299116855</dc:date>
    <meta:editing-duration>PT1H28S</meta:editing-duration>
    <meta:editing-cycles>4</meta:editing-cycles>
    <meta:generator>LibreOffice/5.2.2.2$Linux_x86 LibreOffice_project/20m0$Build-2</meta:generator>
    <meta:document-statistic meta:table-count="0" meta:image-count="0" meta:object-count="0" meta:page-count="1" meta:paragraph-count="13" meta:word-count="27" meta:character-count="517" meta:non-whitespace-character-count="291"/>
  </office:meta>
</office:document-meta>
</file>